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fo:font-weight="bold" officeooo:rsid="000ca376" officeooo:paragraph-rsid="000ca376" style:font-weight-asian="bold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fo:font-weight="bold" officeooo:rsid="000e9be4" officeooo:paragraph-rsid="000e9be4" fo:background-color="#ffffff" style:font-weight-asian="bold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fo:font-weight="bold" officeooo:rsid="000e9be4" officeooo:paragraph-rsid="000f003f" fo:background-color="#ffffff" style:font-weight-asian="bold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font-weight="normal" officeooo:rsid="000ca376" officeooo:paragraph-rsid="000ca376" style:font-weight-asian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weight="normal" officeooo:rsid="000ca376" officeooo:paragraph-rsid="000f003f" style:font-weight-asian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weight="normal" officeooo:rsid="000ca376" officeooo:paragraph-rsid="001162ff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weight="normal" officeooo:rsid="000f003f" officeooo:paragraph-rsid="000f003f" style:font-weight-asian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weight="normal" officeooo:rsid="001162ff" officeooo:paragraph-rsid="001162ff" style:font-weight-asian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weight="normal" officeooo:rsid="000e9be4" officeooo:paragraph-rsid="000f003f" fo:background-color="#ffff00" style:font-weight-asian="normal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fo:font-weight="normal" officeooo:rsid="000e9be4" officeooo:paragraph-rsid="000ff0ca" fo:background-color="#ffff00" style:font-weight-asian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weight="normal" officeooo:rsid="000f003f" officeooo:paragraph-rsid="000f003f" fo:background-color="#ffff00" style:font-weight-asian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weight="normal" officeooo:rsid="001162ff" officeooo:paragraph-rsid="001162ff" fo:background-color="#ffff00" style:font-weight-asian="normal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font-weight="normal" officeooo:rsid="000ff0ca" officeooo:paragraph-rsid="000ff0ca" fo:background-color="#ffff00" style:font-weight-asian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weight="normal" officeooo:rsid="001196ae" officeooo:paragraph-rsid="001196ae" fo:background-color="#ffff00" style:font-weight-asian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font-weight="normal" officeooo:rsid="000e9be4" officeooo:paragraph-rsid="000e9be4" fo:background-color="#ffffff" style:font-weight-asian="normal" style:font-weight-complex="normal"/>
    </style:style>
    <style:style style:name="P16" style:family="paragraph" style:parent-style-name="Standard" style:list-style-name="L1">
      <style:paragraph-properties fo:text-align="justify" style:justify-single-word="false" fo:background-color="transparent">
        <style:background-image/>
      </style:paragraph-properties>
      <style:text-properties fo:font-weight="normal" officeooo:rsid="000e9be4" officeooo:paragraph-rsid="000f003f" fo:background-color="#ffffff" style:font-weight-asian="normal" style:font-weight-complex="normal"/>
    </style:style>
    <style:style style:name="P17" style:family="paragraph" style:parent-style-name="Standard" style:list-style-name="L1">
      <style:paragraph-properties fo:text-align="justify" style:justify-single-word="false" fo:background-color="transparent">
        <style:background-image/>
      </style:paragraph-properties>
      <style:text-properties fo:font-weight="normal" officeooo:rsid="00136c90" officeooo:paragraph-rsid="00136c90" fo:background-color="#ffffff" style:font-weight-asian="normal" style:font-weight-complex="normal"/>
    </style:style>
    <style:style style:name="P1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weight="normal" officeooo:rsid="00136c90" officeooo:paragraph-rsid="00136c90" fo:background-color="#ffffff" style:font-weight-asian="normal" style:font-weight-complex="normal"/>
    </style:style>
    <style:style style:name="P1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style="italic" fo:font-weight="bold" officeooo:rsid="0015651e" officeooo:paragraph-rsid="0015651e" fo:background-color="#ffffff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003f" style:font-weight-asian="normal" style:font-weight-complex="normal"/>
    </style:style>
    <style:style style:name="T3" style:family="text">
      <style:text-properties officeooo:rsid="000f003f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0e9be4" fo:background-color="#ffff00" loext:char-shading-value="0"/>
    </style:style>
    <style:style style:name="T6" style:family="text">
      <style:text-properties officeooo:rsid="000f003f" fo:background-color="#ffff00" loext:char-shading-value="0"/>
    </style:style>
    <style:style style:name="T7" style:family="text">
      <style:text-properties officeooo:rsid="000ff0ca"/>
    </style:style>
    <style:style style:name="T8" style:family="text">
      <style:text-properties officeooo:rsid="001162ff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829303809723401480" text:style-name="L1">
        <text:list-item>
          <text:p text:style-name="P1">Gerência de reservas:</text:p>
          <text:list>
            <text:list-item>
              <text:p text:style-name="P4">O gerente de uma pousada deseja um sistema para gerenciar as reservas. Quando um cliente potencial deseja fazer uma reserva, o sistema verifica se existem quartos disponíveis no período, e em caso positivo, o sistema solicitará os dados do cliente (nome, endereço, telefone). </text:p>
              <text:list>
                <text:list-item>
                  <text:p text:style-name="P9">Requisito<text:span text:style-name="T3">s</text:span> Funciona<text:span text:style-name="T3">is:</text:span></text:p>
                </text:list-item>
              </text:list>
            </text:list-item>
          </text:list>
        </text:list-item>
      </text:list>
      <text:list xml:id="list1010032102009814022" text:style-name="L2">
        <text:list-item>
          <text:list>
            <text:list-item>
              <text:list>
                <text:list-item>
                  <text:list>
                    <text:list-item>
                      <text:p text:style-name="P10"><text:span text:style-name="T8">Manter</text:span> <text:span text:style-name="T7">clientes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15133527651885" text:continue-list="list8829303809723401480" text:style-name="L1">
        <text:list-item>
          <text:list>
            <text:list-item>
              <text:list>
                <text:list-item>
                  <text:list>
                    <text:list-item>
                      <text:p text:style-name="P9"><text:span text:style-name="T8">Verificar </text:span>disponibilidade de vagas</text:p>
                    </text:list-item>
                  </text:list>
                </text:list-item>
                <text:list-item>
                  <text:p text:style-name="P11">Requisitos não Funcionais:</text:p>
                  <text:list>
                    <text:list-item>
                      <text:p text:style-name="P12">as reservas deverão ser feitas pelo cliente via internet com protocolo https para segurança</text:p>
                    </text:list-item>
                  </text:list>
                </text:list-item>
              </text:list>
            </text:list-item>
            <text:list-item>
              <text:p text:style-name="P5">O sistema também deve armazenar sobre a reserva a data prevista para entrada, data prevista para saída, valor do desconto concedido e o número dos quartos. Cada quarto possui um preço e uma descrição. Não há frigobar. Nem serviços de quarto. </text:p>
              <text:list>
                <text:list-item>
                  <text:p text:style-name="P5"><text:span text:style-name="T5">Requisito</text:span><text:span text:style-name="T6">s</text:span><text:span text:style-name="T5"> Funciona</text:span><text:span text:style-name="T6">is:</text:span></text:p>
                  <text:list>
                    <text:list-item>
                      <text:p text:style-name="P9"><text:span text:style-name="T8">Manter</text:span> reservas</text:p>
                    </text:list-item>
                    <text:list-item>
                      <text:p text:style-name="P12">Manter quartos </text:p>
                    </text:list-item>
                  </text:list>
                </text:list-item>
                <text:list-item>
                  <text:p text:style-name="P7"><text:span text:style-name="T5">R</text:span><text:span text:style-name="T4">equisitos não Funcionais:</text:span></text:p>
                  <text:list>
                    <text:list-item>
                      <text:p text:style-name="P13">Criar um banco SQLite por conta da performance e da fácil utilização</text:p>
                    </text:list-item>
                    <text:list-item>
                      <text:p text:style-name="P13">Para Segurança o arquivo SQLite será colocado numa pasta remota que só a aplicação terá acesso</text:p>
                    </text:list-item>
                  </text:list>
                </text:list-item>
              </text:list>
            </text:list-item>
            <text:list-item>
              <text:p text:style-name="P5">As reservas são garantidas através do pagamento de uma diária. Caso o cliente não efetue este pagamento até três dias antes da data prevista de entrada, a reserva é cancelada pelo sistema. Um relatório de reservas canceladas é gerado pelo sistema diariamente. </text:p>
              <text:list>
                <text:list-item>
                  <text:p text:style-name="P6"><text:span text:style-name="T5">Requisito</text:span><text:span text:style-name="T6">s</text:span><text:span text:style-name="T5"> Funciona</text:span><text:span text:style-name="T6">is:</text:span></text:p>
                  <text:list>
                    <text:list-item>
                      <text:p text:style-name="P8"><text:span text:style-name="T6">E</text:span><text:span text:style-name="T4">fetuar pagamentos de reservas</text:span></text:p>
                    </text:list-item>
                    <text:list-item>
                      <text:p text:style-name="P14">Cancelar pagamentos de reservas</text:p>
                    </text:list-item>
                    <text:list-item>
                      <text:p text:style-name="P9"><text:span text:style-name="T8">V</text:span>erifica<text:span text:style-name="T8">r</text:span> pagamento de reservas</text:p>
                    </text:list-item>
                    <text:list-item>
                      <text:p text:style-name="P12">Cancelar reservas automaticamente</text:p>
                    </text:list-item>
                    <text:list-item>
                      <text:p text:style-name="P12">Cancelar reservas manualmente</text:p>
                    </text:list-item>
                    <text:list-item>
                      <text:p text:style-name="P12">Imprimir reservas canceladas diariamente</text:p>
                    </text:list-item>
                  </text:list>
                </text:list-item>
                <text:list-item>
                  <text:p text:style-name="P14">Perguntas ao usuário:</text:p>
                  <text:list>
                    <text:list-item>
                      <text:p text:style-name="P14">O cliente fará a reserva via telefone, e-mail, interface web, e/ou presencial?</text:p>
                    </text:list-item>
                  </text:list>
                </text:list-item>
              </text:list>
            </text:list-item>
            <text:list-item>
              <text:p text:style-name="P5">Outros relatórios diários são o relatório de reservas não pagas e o relatório sobre as reservas a serem efetivadas no dia. O gerente também deseja que o sistema imprima um relatório de reservas dado um determinado período."</text:p>
              <text:list>
                <text:list-item>
                  <text:p text:style-name="P5"><text:span text:style-name="T5">Requisito</text:span><text:span text:style-name="T6">s</text:span><text:span text:style-name="T5"> Funciona</text:span><text:span text:style-name="T6">is:</text:span></text:p>
                  <text:list>
                    <text:list-item>
                      <text:p text:style-name="P9">impressão de relatórios de reservas</text:p>
                    </text:list-item>
                  </text:list>
                </text:list-item>
                <text:list-item>
                  <text:p text:style-name="P7"><text:span text:style-name="T5">R</text:span><text:span text:style-name="T4">equisitos não Funcionais:</text:span></text:p>
                  <text:list>
                    <text:list-item>
                      <text:p text:style-name="P14">os relatórios deverão ser salvos em PDF por compatibilidade entre diferentes sistemas operacionais, além do que, os arquivos PDF são pequenos, o que facilita o ttransporte dos mesmo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Video <text:span text:style-name="T1">Locadora:</text:span></text:p>
          <text:list>
            <text:list-item>
              <text:p text:style-name="P15">O sistema deve fornecer um controle completo da locadora, informatizando funções de empréstimo, devolução e reserva de vídeos. Com este sistema queremos tornar mais rápido o processo de empréstimo e disponibilizar informações importantes para o gerente. Relatórios de empréstimos por cliente, empréstimos por vídeo e empréstimos no mês devem ser gerados pelo sistema. O valor total de empréstimos e multas devem ser calculados automaticamente pelo sistema. </text:p>
            </text:list-item>
            <text:list-item>
              <text:p text:style-name="P15"><text:soft-page-break/>Uma vez que a vídeo locadora tem diversos funcionários, inclusive de níveis hierárquicos distintos, os usuários do sistema devem ser devidamente identificados. </text:p>
            </text:list-item>
            <text:list-item>
              <text:p text:style-name="P3"><text:span text:style-name="T1">O sistema deve permitir também que consultas sejam realizadas de forma a informar ao usuário s</text:span><text:span text:style-name="T2">e </text:span><text:span text:style-name="T1">o vídeo está disponível e agilizar o processo de busca do vídeo na prateleira.</text:span></text:p>
            </text:list-item>
            <text:list-item>
              <text:p text:style-name="P16">Os meus funcionários atuais têm familiaridade com a plataforma Windows, no entanto o nível de conhecimento de informática pode ser classificado como baixo e/ou médio.</text:p>
              <text:list>
                <text:list-item>
                  <text:p text:style-name="P17">Requisitos Funcionais:</text:p>
                  <text:list>
                    <text:list-item>
                      <text:p text:style-name="P17">Manter Empréstimo</text:p>
                    </text:list-item>
                    <text:list-item>
                      <text:p text:style-name="P17">Manter 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19">gaabrieloliveira.go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20:20:09.601133056</meta:creation-date>
    <dc:date>2016-04-19T21:51:33.075768470</dc:date>
    <meta:editing-duration>PT25M58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2" meta:paragraph-count="38" meta:word-count="493" meta:character-count="3134" meta:non-whitespace-character-count="2699"/>
  </office:meta>
</office:document-meta>
</file>